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621b" officeooo:paragraph-rsid="001f6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 README for website.</text:p>
      <text:p text:style-name="P1"/>
      <text:p text:style-name="P1">Test commit.</text:p>
      <text:p text:style-name="P1"/>
      <text:p text:style-name="P1">Testing commit from virtual machine –garrett</text:p>
      <text:p text:style-name="P1"/>
      <text:p text:style-name="P1"># web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06:25:44.698046137</dc:date>
    <meta:editing-duration>PT40S</meta:editing-duration>
    <meta:editing-cycles>1</meta:editing-cycles>
    <meta:document-statistic meta:table-count="0" meta:image-count="0" meta:object-count="0" meta:page-count="1" meta:paragraph-count="4" meta:word-count="14" meta:character-count="92" meta:non-whitespace-character-count="82"/>
    <meta:generator>LibreOffice/5.1.4.2$Linux_X86_64 LibreOffice_project/10m0$Build-2</meta:generator>
  </office:meta>
</office:document-meta>
</file>